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55308d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ield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11" table:default-cell-style-name="Default"/>
        <table:table-column table:style-name="co1" table:default-cell-style-name="Default"/>
        <table:table-column table:style-name="co2" table:number-columns-repeated="5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6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formula="of:=COUNTIF([.A1:.AO40];&quot;x&quot;) + 1" office:value-type="float" office:value="252" calcext:value-type="float">
            <text:p>252</text:p>
          </table:table-cell>
          <table:table-cell table:style-name="ce1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11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3"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4" office:value-type="string" calcext:value-type="string">
            <text:p>.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5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#</text:p>
          </table:table-cell>
          <table:table-cell table:number-columns-repeated="9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17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table:number-columns-repeated="7" office:value-type="string" calcext:value-type="string">
            <text:p>#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table:style-name="ce1" office:value-type="string" calcext:value-type="string">
            <text:p>x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1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11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1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13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7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#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7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5" office:value-type="string" calcext:value-type="string">
            <text:p>#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5T08:42:06.205256025</dc:date>
    <meta:editing-duration>PT37M</meta:editing-duration>
    <meta:editing-cycles>2</meta:editing-cycles>
    <meta:generator>LibreOffice/6.3.3.2.0$Linux_X86_64 LibreOffice_project/30$Build-2</meta:generator>
    <meta:document-statistic meta:table-count="1" meta:cell-count="1641" meta:object-count="0"/>
  </office:meta>
</office:document-meta>
</file>